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d55fe" officeooo:paragraph-rsid="000d55fe"/>
    </style:style>
    <style:style style:name="P5" style:family="paragraph" style:parent-style-name="Table_20_Contents">
      <style:text-properties officeooo:rsid="000f82ff" officeooo:paragraph-rsid="000f82ff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12e65f" officeooo:paragraph-rsid="0012e65f"/>
    </style:style>
    <style:style style:name="P9" style:family="paragraph" style:parent-style-name="Azione_20_sistema">
      <style:text-properties officeooo:rsid="000f82ff" officeooo:paragraph-rsid="000f82ff"/>
    </style:style>
    <style:style style:name="P10" style:family="paragraph" style:parent-style-name="Azione_20_sistema" style:list-style-name="L1">
      <style:text-properties officeooo:rsid="000f82ff" officeooo:paragraph-rsid="000f82ff"/>
    </style:style>
    <style:style style:name="P11" style:family="paragraph" style:parent-style-name="Azione_20_sistema" style:list-style-name="L1">
      <style:text-properties officeooo:rsid="000f82ff" officeooo:paragraph-rsid="0010d2c3"/>
    </style:style>
    <style:style style:name="P12" style:family="paragraph" style:parent-style-name="Azione_20_sistema" style:list-style-name="L1">
      <style:text-properties officeooo:rsid="0010d2c3" officeooo:paragraph-rsid="0010d2c3"/>
    </style:style>
    <style:style style:name="P13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4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5" style:family="paragraph" style:parent-style-name="Azione_20_attore">
      <style:text-properties officeooo:rsid="000f82ff" officeooo:paragraph-rsid="000f82ff"/>
    </style:style>
    <style:style style:name="P16" style:family="paragraph" style:parent-style-name="Azione_20_attore" style:list-style-name="L1">
      <style:text-properties officeooo:rsid="000f82ff" officeooo:paragraph-rsid="000f82ff"/>
    </style:style>
    <style:style style:name="P17" style:family="paragraph" style:parent-style-name="Azione_20_attore" style:list-style-name="L1">
      <style:text-properties officeooo:rsid="000f82ff" officeooo:paragraph-rsid="0010d2c3"/>
    </style:style>
    <style:style style:name="P18" style:family="paragraph" style:parent-style-name="Azione_20_attore">
      <style:text-properties officeooo:paragraph-rsid="000f82ff"/>
    </style:style>
    <style:style style:name="P19" style:family="paragraph" style:parent-style-name="Azione_20_attore" style:list-style-name="L1">
      <style:text-properties officeooo:rsid="0010d2c3" officeooo:paragraph-rsid="0010d2c3"/>
    </style:style>
    <style:style style:name="P20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1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22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Iscrizione Personale o Stude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4">autent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80221717" text:style-name="Numerazione_20_UC">
              <text:list-item text:start-value="1">
                <text:p text:style-name="P15">L'utente accede alla pagina contente il form di compilazione</text:p>
              </text:list-item>
              <text:list-item>
                <text:p text:style-name="P9">Il sistema mostra la pagina richiesta ed attende un eventuale commit</text:p>
              </text:list-item>
              <text:list-item>
                <text:p text:style-name="P18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10231714942" text:style-name="L1">
              <text:list-item>
                <text:p text:style-name="P10">Nome : stringa di caratteri</text:p>
              </text:list-item>
              <text:list-item>
                <text:p text:style-name="P16">Cognome: stringa di caratteri</text:p>
              </text:list-item>
              <text:list-item>
                <text:p text:style-name="P10">Luogo di nascita: stringa di caratteri</text:p>
              </text:list-item>
              <text:list-item>
                <text:p text:style-name="P19">Data di nascita: sequenza di interi</text:p>
              </text:list-item>
              <text:list-item>
                <text:p text:style-name="P12">Residenza: stringa di caratteri</text:p>
              </text:list-item>
              <text:list-item>
                <text:p text:style-name="P19">indirizzo: stringa di caratteri</text:p>
              </text:list-item>
              <text:list-item>
                <text:p text:style-name="P12">telefono: sequenza di interi</text:p>
              </text:list-item>
              <text:list-item>
                <text:p text:style-name="P19">email: stringa di caratteri</text:p>
                <text:p text:style-name="P13">4. Sbarra la casella di interesse per dichiarare la sua posizione all'interno dell'ateneo</text:p>
                <text:p text:style-name="P20">5. Continua compilando la sezione relativa ai dati del bambino</text:p>
              </text:list-item>
              <text:list-item>
                <text:p text:style-name="P11">Nome : stringa di caratteri</text:p>
              </text:list-item>
              <text:list-item>
                <text:p text:style-name="P17">Cognome: stringa di caratteri</text:p>
              </text:list-item>
              <text:list-item>
                <text:p text:style-name="P11">Luogo di nascita: stringa di caratteri</text:p>
              </text:list-item>
              <text:list-item>
                <text:p text:style-name="P19">Data di nascita: sequenza di interi</text:p>
              </text:list-item>
              <text:list-item>
                <text:p text:style-name="P12">Residenza: stringa di caratteri</text:p>
              </text:list-item>
              <text:list-item>
                <text:p text:style-name="P19">indirizzo: stringa di caratteri</text:p>
                <text:p text:style-name="P13">6. Sbarra la casella selezionando il tipo di servizio desiderato</text:p>
                <text:p text:style-name="P21"><text:span text:style-name="T5">7. </text:span><text:span text:style-name="T6">Sbarra le casella relative al tipo di materiale da allegare alla domanda</text:span></text:p>
                <text:p text:style-name="P14">8. Sottomette la domanda </text:p>
                <text:list>
                  <text:list-header>
                    <text:p text:style-name="P22"><text:s text:c="26"/>9. Il sistema visualizza un messaggio di avvenuto invio e <text:s text:c="4"/>corretta compilazio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3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2"><text:s/></text:span><text:span text:style-name="T4">I.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4S</meta:editing-duration>
    <meta:editing-cycles>9</meta:editing-cycles>
    <meta:generator>LibreOffice/3.6$MacOSX_x86 LibreOffice_project/da8c1e6-fd468f4-454e206-f42a4a9-143cfd</meta:generator>
    <dc:date>2012-10-21T13:33:39</dc:date>
    <meta:document-statistic meta:table-count="1" meta:image-count="0" meta:object-count="0" meta:page-count="1" meta:paragraph-count="38" meta:word-count="273" meta:character-count="1705" meta:non-whitespace-character-count="1461"/>
  </office:meta>
</office:document-meta>
</file>